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1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4"/>
    <style:style style:name="ce6" style:family="table-cell" style:parent-style-name="Default" style:data-style-name="N110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EXAMPLE F.3B W-SHAPE FLEXURAL MEMBER WITH NONCOMPACT FLANGES IN STRONG- AXIS BENDING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<text:a xlink:href="https://www.aisc.org/globalassets/aisc/university-programs/teaching-aids/first-semester-design-examples.pdf" xlink:type="simple">https://www.aisc.org/globalassets/aisc/university-programs/teaching-aids/first-semester-design-examples.pdf</text:a>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/>
          <table:table-cell table:style-name="ce10" office:value-type="string" calcext:value-type="string" table:number-columns-spanned="2" table:number-rows-spanned="1">
            <text:p>US customary</text:p>
          </table:table-cell>
          <table:covered-table-cell/>
          <table:table-cell table:style-name="ce10" office:value-type="string" calcext:value-type="string" table:number-columns-spanned="2" table:number-rows-spanned="1">
            <text:p>SI</text:p>
          </table:table-cell>
          <table:covered-table-cell/>
          <table:table-cell table:style-name="ce7" office:value-type="string" calcext:value-type="string">
            <text:p>XC</text:p>
          </table:table-cell>
          <table:table-cell table:style-name="ce7" office:value-type="string" calcext:value-type="string">
            <text:p>error</text:p>
          </table:table-cell>
        </table:table-row>
        <table:table-row table:style-name="ro3">
          <table:table-cell table:style-name="ce2" office:value-type="string" calcext:value-type="string">
            <text:p>Steel properties</text:p>
          </table:table-cell>
          <table:table-cell table:style-name="ce10"/>
          <table:table-cell/>
          <table:table-cell table:style-name="ce10"/>
          <table:table-cell table:number-columns-repeated="3"/>
        </table:table-row>
        <table:table-row table:style-name="ro3">
          <table:table-cell office:value-type="string" calcext:value-type="string">
            <text:p>Fy=</text:p>
          </table:table-cell>
          <table:table-cell office:value-type="float" office:value="50" calcext:value-type="float">
            <text:p>50.00</text:p>
          </table:table-cell>
          <table:table-cell office:value-type="string" calcext:value-type="string">
            <text:p>ksi</text:p>
          </table:table-cell>
          <table:table-cell table:formula="of:=6.89476*[.B5]" office:value-type="float" office:value="344.738" calcext:value-type="float">
            <text:p>344.74</text:p>
          </table:table-cell>
          <table:table-cell office:value-type="string" calcext:value-type="string">
            <text:p>MP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=</text:p>
          </table:table-cell>
          <table:table-cell office:value-type="float" office:value="65" calcext:value-type="float">
            <text:p>65.00</text:p>
          </table:table-cell>
          <table:table-cell office:value-type="string" calcext:value-type="string">
            <text:p>ksi</text:p>
          </table:table-cell>
          <table:table-cell table:formula="of:=6.89476*[.B6]" office:value-type="float" office:value="448.1594" calcext:value-type="float">
            <text:p>448.16</text:p>
          </table:table-cell>
          <table:table-cell office:value-type="string" calcext:value-type="string">
            <text:p>MP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=</text:p>
          </table:table-cell>
          <table:table-cell office:value-type="float" office:value="29000" calcext:value-type="float">
            <text:p>29,000.00</text:p>
          </table:table-cell>
          <table:table-cell office:value-type="string" calcext:value-type="string">
            <text:p>ksi</text:p>
          </table:table-cell>
          <table:table-cell table:formula="of:=6.89476*[.B7]" office:value-type="float" office:value="199948.04" calcext:value-type="float">
            <text:p>199,948.04</text:p>
          </table:table-cell>
          <table:table-cell office:value-type="string" calcext:value-type="string">
            <text:p>MPa</text:p>
          </table:table-cell>
          <table:table-cell table:style-name="ce5" office:value-type="float" office:value="200000" calcext:value-type="float">
            <text:p>200,000.00</text:p>
          </table:table-cell>
          <table:table-cell table:style-name="ce5" table:formula="of:=([.F7]-[.D7])/[.B7]" office:value-type="float" office:value="0.00179172413793176" calcext:value-type="float">
            <text:p>0.00</text:p>
          </table:table-cell>
        </table:table-row>
        <table:table-row table:style-name="ro3">
          <table:table-cell table:style-name="ce2" office:value-type="string" calcext:value-type="string">
            <text:p>Steel shape properties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Sx=</text:p>
          </table:table-cell>
          <table:table-cell office:value-type="float" office:value="93" calcext:value-type="float">
            <text:p>93.00</text:p>
          </table:table-cell>
          <table:table-cell office:value-type="string" calcext:value-type="string">
            <text:p>in³</text:p>
          </table:table-cell>
          <table:table-cell table:style-name="ce6" table:formula="of:=[.B9]*(0.0254)^3" office:value-type="float" office:value="0.001523996952" calcext:value-type="float">
            <text:p>1.52E-03</text:p>
          </table:table-cell>
          <table:table-cell office:value-type="string" calcext:value-type="string">
            <text:p>m³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Zx=</text:p>
          </table:table-cell>
          <table:table-cell office:value-type="float" office:value="107" calcext:value-type="float">
            <text:p>107.00</text:p>
          </table:table-cell>
          <table:table-cell office:value-type="string" calcext:value-type="string">
            <text:p>in³</text:p>
          </table:table-cell>
          <table:table-cell table:style-name="ce6" table:formula="of:=[.B10]*(0.0254)^3" office:value-type="float" office:value="0.001753415848" calcext:value-type="float">
            <text:p>1.75E-03</text:p>
          </table:table-cell>
          <table:table-cell office:value-type="string" calcext:value-type="string">
            <text:p>m³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f/2tf</text:p>
          </table:table-cell>
          <table:table-cell office:value-type="float" office:value="9.47" calcext:value-type="float">
            <text:p>9.47</text:p>
          </table:table-cell>
          <table:table-cell/>
          <table:table-cell table:formula="of:=[.B11]" office:value-type="float" office:value="9.47" calcext:value-type="float">
            <text:p>9.47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Required flexural strength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Mp=</text:p>
          </table:table-cell>
          <table:table-cell table:formula="of:=[.B5]*[.B10]/12" office:value-type="float" office:value="445.833333333333" calcext:value-type="float">
            <text:p>445.83</text:p>
          </table:table-cell>
          <table:table-cell office:value-type="string" calcext:value-type="string">
            <text:p>kip-ft</text:p>
          </table:table-cell>
          <table:table-cell table:formula="of:=1.355818 *[.B13]" office:value-type="float" office:value="604.468858333333" calcext:value-type="float">
            <text:p>604.47</text:p>
          </table:table-cell>
          <table:table-cell office:value-type="string" calcext:value-type="string">
            <text:p>kN.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mbda=</text:p>
          </table:table-cell>
          <table:table-cell table:formula="of:=[.B11]" office:value-type="float" office:value="9.47" calcext:value-type="float">
            <text:p>9.47</text:p>
          </table:table-cell>
          <table:table-cell/>
          <table:table-cell table:formula="of:=[.B14]" office:value-type="float" office:value="9.47" calcext:value-type="float">
            <text:p>9.4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mbda_pf=</text:p>
          </table:table-cell>
          <table:table-cell office:value-type="float" office:value="9.15" calcext:value-type="float">
            <text:p>9.15</text:p>
          </table:table-cell>
          <table:table-cell/>
          <table:table-cell table:formula="of:=[.B15]" office:value-type="float" office:value="9.15" calcext:value-type="float">
            <text:p>9.1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mbda_rf=</text:p>
          </table:table-cell>
          <table:table-cell office:value-type="float" office:value="24.1" calcext:value-type="float">
            <text:p>24.10</text:p>
          </table:table-cell>
          <table:table-cell/>
          <table:table-cell table:formula="of:=[.B16]" office:value-type="float" office:value="24.1" calcext:value-type="float">
            <text:p>24.1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mbda_factor=</text:p>
          </table:table-cell>
          <table:table-cell table:formula="of:=([.B14]-[.B15])/([.B16]-[.B15])" office:value-type="float" office:value="0.0214046822742475" calcext:value-type="float">
            <text:p>0.02</text:p>
          </table:table-cell>
          <table:table-cell/>
          <table:table-cell table:formula="of:=[.B17]" office:value-type="float" office:value="0.0214046822742475" calcext:value-type="float">
            <text:p>0.0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.7*Fy*Sx=</text:p>
          </table:table-cell>
          <table:table-cell table:formula="of:=0.7*[.B5]*[.B9]/12" office:value-type="float" office:value="271.25" calcext:value-type="float">
            <text:p>271.25</text:p>
          </table:table-cell>
          <table:table-cell/>
          <table:table-cell table:formula="of:=0.7*[.D5]*[.D9]*1000" office:value-type="float" office:value="367.765762867003" calcext:value-type="float">
            <text:p>367.77</text:p>
          </table:table-cell>
          <table:table-cell office:value-type="string" calcext:value-type="string">
            <text:p>kN.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n=</text:p>
          </table:table-cell>
          <table:table-cell table:formula="of:=[.B13]-([.B13]-[.B18])*[.B17]" office:value-type="float" office:value="442.096432552954" calcext:value-type="float">
            <text:p>442.10</text:p>
          </table:table-cell>
          <table:table-cell office:value-type="string" calcext:value-type="string">
            <text:p>kip-ft</text:p>
          </table:table-cell>
          <table:table-cell table:formula="of:=[.D13]-([.D13]-[.D18])*[.D17]" office:value-type="float" office:value="599.402303781546" calcext:value-type="float">
            <text:p>599.40</text:p>
          </table:table-cell>
          <table:table-cell office:value-type="string" calcext:value-type="string">
            <text:p>kN.m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Φb=</text:p>
          </table:table-cell>
          <table:table-cell office:value-type="float" office:value="0.9" calcext:value-type="float">
            <text:p>0.90</text:p>
          </table:table-cell>
          <table:table-cell/>
          <table:table-cell table:formula="of:=[.B20]" office:value-type="float" office:value="0.9" calcext:value-type="float">
            <text:p>0.9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u=</text:p>
          </table:table-cell>
          <table:table-cell table:formula="of:=[.B20]*[.B19]" office:value-type="float" office:value="397.886789297659" calcext:value-type="float">
            <text:p>397.89</text:p>
          </table:table-cell>
          <table:table-cell office:value-type="string" calcext:value-type="string">
            <text:p>kip-ft</text:p>
          </table:table-cell>
          <table:table-cell table:formula="of:=[.D20]*[.D19]" office:value-type="float" office:value="539.462073403391" calcext:value-type="float">
            <text:p>539.46</text:p>
          </table:table-cell>
          <table:table-cell office:value-type="string" calcext:value-type="string">
            <text:p>kN.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0" number:min-decimal-places="20" number:min-integer-digits="1"/>
    </number:number-style>
    <number:number-style style:name="N128">
      <number:number number:decimal-places="19" number:min-decimal-places="19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6">
      <number:number number:decimal-places="17" number:min-decimal-places="17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C. Pérez Tato</meta:initial-creator>
    <meta:creation-date>2025-08-12T14:23:22.230546452</meta:creation-date>
    <dc:date>2025-08-12T19:05:36.374780706</dc:date>
    <dc:creator>Luis C. Pérez Tato</dc:creator>
    <meta:editing-duration>PT3H7M28S</meta:editing-duration>
    <meta:editing-cycles>21</meta:editing-cycles>
    <meta:generator>LibreOffice/7.3.7.2$Linux_X86_64 LibreOffice_project/30$Build-2</meta:generator>
    <meta:document-statistic meta:table-count="1" meta:cell-count="73" meta:object-count="0"/>
  </office:meta>
</office:document-meta>
</file>